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은 돋움" svg:font-family="'은 돋움'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은 돋움" officeooo:rsid="0008c26b" officeooo:paragraph-rsid="001fe95f" style:font-name-asian="은 돋움"/>
    </style:style>
    <style:style style:name="P2" style:family="paragraph" style:parent-style-name="Standard">
      <style:text-properties style:font-name="은 돋움" officeooo:rsid="000a7c75" officeooo:paragraph-rsid="001fe95f" style:font-name-asian="은 돋움"/>
    </style:style>
    <style:style style:name="P3" style:family="paragraph" style:parent-style-name="Standard">
      <style:text-properties style:font-name="은 돋움" officeooo:rsid="0008e7e9" officeooo:paragraph-rsid="001fe95f" style:font-name-asian="은 돋움"/>
    </style:style>
    <style:style style:name="P4" style:family="paragraph" style:parent-style-name="Standard">
      <style:text-properties style:font-name="은 돋움" officeooo:rsid="000c6df6" officeooo:paragraph-rsid="001fe95f" style:font-name-asian="은 돋움"/>
    </style:style>
    <style:style style:name="P5" style:family="paragraph" style:parent-style-name="Standard">
      <style:text-properties style:font-name="은 돋움" officeooo:rsid="000d6026" officeooo:paragraph-rsid="001fe95f" style:font-name-asian="은 돋움"/>
    </style:style>
    <style:style style:name="P6" style:family="paragraph" style:parent-style-name="Standard">
      <style:text-properties style:font-name="은 돋움" officeooo:rsid="000f2f6f" officeooo:paragraph-rsid="001fe95f" style:font-name-asian="은 돋움"/>
    </style:style>
    <style:style style:name="P7" style:family="paragraph" style:parent-style-name="Standard">
      <style:text-properties style:font-name="은 돋움" officeooo:rsid="000fe171" officeooo:paragraph-rsid="001fe95f" style:font-name-asian="은 돋움"/>
    </style:style>
    <style:style style:name="P8" style:family="paragraph" style:parent-style-name="Standard">
      <style:text-properties style:font-name="은 돋움" officeooo:rsid="0011c679" officeooo:paragraph-rsid="001fe95f" style:font-name-asian="은 돋움"/>
    </style:style>
    <style:style style:name="P9" style:family="paragraph" style:parent-style-name="Standard">
      <style:text-properties style:font-name="은 돋움" officeooo:rsid="00149362" officeooo:paragraph-rsid="001fe95f" style:font-name-asian="은 돋움"/>
    </style:style>
    <style:style style:name="P10" style:family="paragraph" style:parent-style-name="Standard">
      <style:text-properties style:font-name="은 돋움" officeooo:rsid="001600a9" officeooo:paragraph-rsid="001fe95f" style:font-name-asian="은 돋움"/>
    </style:style>
    <style:style style:name="P11" style:family="paragraph" style:parent-style-name="Standard">
      <style:text-properties style:font-name="은 돋움" officeooo:rsid="0016dae9" officeooo:paragraph-rsid="001fe95f" style:font-name-asian="은 돋움"/>
    </style:style>
    <style:style style:name="P12" style:family="paragraph" style:parent-style-name="Standard">
      <style:text-properties style:font-name="은 돋움" officeooo:rsid="00188750" officeooo:paragraph-rsid="001fe95f" style:font-name-asian="은 돋움"/>
    </style:style>
    <style:style style:name="P13" style:family="paragraph" style:parent-style-name="Standard">
      <style:text-properties style:font-name="은 돋움" officeooo:rsid="0019c930" officeooo:paragraph-rsid="001fe95f" style:font-name-asian="은 돋움"/>
    </style:style>
    <style:style style:name="P14" style:family="paragraph" style:parent-style-name="Standard">
      <style:text-properties style:font-name="은 돋움" officeooo:rsid="001cb42e" officeooo:paragraph-rsid="001fe95f" style:font-name-asian="은 돋움"/>
    </style:style>
    <style:style style:name="P15" style:family="paragraph" style:parent-style-name="Standard">
      <style:text-properties style:font-name="은 돋움" officeooo:rsid="001d1dea" officeooo:paragraph-rsid="001fe95f" style:font-name-asian="은 돋움"/>
    </style:style>
    <style:style style:name="P16" style:family="paragraph" style:parent-style-name="Standard">
      <style:text-properties style:font-name="은 돋움" officeooo:rsid="001eb3d1" officeooo:paragraph-rsid="001fe95f" style:font-name-asian="은 돋움"/>
    </style:style>
    <style:style style:name="P17" style:family="paragraph" style:parent-style-name="Standard">
      <style:text-properties style:font-name="은 돋움" officeooo:rsid="00205b12" officeooo:paragraph-rsid="001fe95f" style:font-name-asian="은 돋움"/>
    </style:style>
    <style:style style:name="P18" style:family="paragraph" style:parent-style-name="Standard">
      <style:text-properties style:font-name="은 돋움" officeooo:rsid="002096e4" officeooo:paragraph-rsid="001fe95f" style:font-name-asian="은 돋움"/>
    </style:style>
    <style:style style:name="P19" style:family="paragraph" style:parent-style-name="Standard">
      <style:text-properties style:font-name="은 돋움" officeooo:rsid="00222d67" officeooo:paragraph-rsid="001fe95f" style:font-name-asian="은 돋움"/>
    </style:style>
    <style:style style:name="P20" style:family="paragraph" style:parent-style-name="Standard">
      <style:text-properties style:font-name="은 돋움" officeooo:rsid="00227f36" officeooo:paragraph-rsid="001fe95f" style:font-name-asian="은 돋움"/>
    </style:style>
    <style:style style:name="P21" style:family="paragraph" style:parent-style-name="Standard">
      <style:text-properties style:font-name="은 돋움" officeooo:rsid="00241f0a" officeooo:paragraph-rsid="001fe95f" style:font-name-asian="은 돋움"/>
    </style:style>
    <style:style style:name="P22" style:family="paragraph" style:parent-style-name="Standard">
      <style:text-properties style:font-name="은 돋움" officeooo:rsid="002452de" officeooo:paragraph-rsid="001fe95f" style:font-name-asian="은 돋움"/>
    </style:style>
    <style:style style:name="P23" style:family="paragraph" style:parent-style-name="Standard">
      <style:text-properties style:font-name="은 돋움" officeooo:rsid="00259724" officeooo:paragraph-rsid="001fe95f" style:font-name-asian="은 돋움"/>
    </style:style>
    <style:style style:name="P24" style:family="paragraph" style:parent-style-name="Standard">
      <style:text-properties style:font-name="은 돋움" officeooo:rsid="00265aa0" officeooo:paragraph-rsid="001fe95f" style:font-name-asian="은 돋움"/>
    </style:style>
    <style:style style:name="P25" style:family="paragraph" style:parent-style-name="Standard">
      <style:text-properties style:font-name="은 돋움" officeooo:rsid="0027f7a5" officeooo:paragraph-rsid="001fe95f" style:font-name-asian="은 돋움"/>
    </style:style>
    <style:style style:name="P26" style:family="paragraph" style:parent-style-name="Standard">
      <style:text-properties style:font-name="은 돋움" officeooo:rsid="0029ada8" officeooo:paragraph-rsid="001fe95f" style:font-name-asian="은 돋움"/>
    </style:style>
    <style:style style:name="P27" style:family="paragraph" style:parent-style-name="Standard">
      <style:text-properties style:font-name="은 돋움" officeooo:rsid="002b8459" officeooo:paragraph-rsid="001fe95f" style:font-name-asian="은 돋움"/>
    </style:style>
    <style:style style:name="P28" style:family="paragraph" style:parent-style-name="Standard">
      <style:text-properties style:font-name="은 돋움" officeooo:rsid="001fe95f" officeooo:paragraph-rsid="001fe95f" style:font-name-asian="은 돋움"/>
    </style:style>
    <style:style style:name="P29" style:family="paragraph" style:parent-style-name="Standard">
      <style:text-properties style:font-name="은 돋움" officeooo:rsid="0024e51c" officeooo:paragraph-rsid="0024e51c" style:font-name-asian="은 돋움"/>
    </style:style>
    <style:style style:name="P30" style:family="paragraph" style:parent-style-name="Standard">
      <style:text-properties style:font-name="은 돋움" officeooo:rsid="00264fff" officeooo:paragraph-rsid="00264fff" style:font-name-asian="은 돋움"/>
    </style:style>
    <style:style style:name="P31" style:family="paragraph" style:parent-style-name="Standard">
      <style:text-properties style:font-name="은 돋움" officeooo:rsid="0026de5a" officeooo:paragraph-rsid="0026de5a" style:font-name-asian="은 돋움"/>
    </style:style>
    <style:style style:name="P32" style:family="paragraph" style:parent-style-name="Standard">
      <style:text-properties style:font-name="은 돋움" officeooo:rsid="0028a946" officeooo:paragraph-rsid="0028a946" style:font-name-asian="은 돋움"/>
    </style:style>
    <style:style style:name="P33" style:family="paragraph" style:parent-style-name="Standard">
      <style:text-properties style:font-name="은 돋움" officeooo:rsid="002cd503" officeooo:paragraph-rsid="002cd503" style:font-name-asian="은 돋움"/>
    </style:style>
    <style:style style:name="P34" style:family="paragraph" style:parent-style-name="Standard">
      <style:text-properties style:font-name="은 돋움" officeooo:rsid="002d3fd8" officeooo:paragraph-rsid="002d3fd8" style:font-name-asian="은 돋움"/>
    </style:style>
    <style:style style:name="P35" style:family="paragraph" style:parent-style-name="Standard">
      <style:text-properties style:font-name="은 돋움" officeooo:rsid="002d3fd8" officeooo:paragraph-rsid="002ef0c2" style:font-name-asian="은 돋움"/>
    </style:style>
    <style:style style:name="P36" style:family="paragraph" style:parent-style-name="Standard">
      <style:text-properties style:font-name="은 돋움" officeooo:rsid="002fdbd6" officeooo:paragraph-rsid="002fdbd6" style:font-name-asian="은 돋움"/>
    </style:style>
    <style:style style:name="P37" style:family="paragraph" style:parent-style-name="Standard">
      <style:text-properties style:font-name="은 돋움" officeooo:rsid="0030b533" officeooo:paragraph-rsid="0030b533" style:font-name-asian="은 돋움"/>
    </style:style>
    <style:style style:name="P38" style:family="paragraph" style:parent-style-name="Standard">
      <style:text-properties style:font-name="은 돋움" officeooo:rsid="00325f5e" officeooo:paragraph-rsid="00325f5e" style:font-name-asian="은 돋움"/>
    </style:style>
    <style:style style:name="P39" style:family="paragraph" style:parent-style-name="Standard">
      <style:text-properties style:font-name="은 돋움" officeooo:rsid="0033a064" officeooo:paragraph-rsid="0033a064" style:font-name-asian="은 돋움"/>
    </style:style>
    <style:style style:name="P40" style:family="paragraph" style:parent-style-name="Standard">
      <style:text-properties style:font-name="은 돋움" officeooo:rsid="0034373e" officeooo:paragraph-rsid="0034373e" style:font-name-asian="은 돋움"/>
    </style:style>
    <style:style style:name="P41" style:family="paragraph" style:parent-style-name="Standard">
      <style:text-properties style:font-name="은 돋움" officeooo:rsid="003506ba" officeooo:paragraph-rsid="003506ba" style:font-name-asian="은 돋움"/>
    </style:style>
    <style:style style:name="P42" style:family="paragraph" style:parent-style-name="Standard">
      <style:text-properties style:font-name="은 돋움" officeooo:rsid="0037026c" officeooo:paragraph-rsid="0037026c" style:font-name-asian="은 돋움"/>
    </style:style>
    <style:style style:name="P43" style:family="paragraph" style:parent-style-name="Standard">
      <style:text-properties style:font-name="은 돋움" officeooo:rsid="00373547" officeooo:paragraph-rsid="00373547" style:font-name-asian="은 돋움"/>
    </style:style>
    <style:style style:name="P44" style:family="paragraph" style:parent-style-name="Standard">
      <style:text-properties style:font-name="은 돋움" officeooo:rsid="003a6063" officeooo:paragraph-rsid="003a6063" style:font-name-asian="은 돋움"/>
    </style:style>
    <style:style style:name="P45" style:family="paragraph" style:parent-style-name="Standard">
      <style:text-properties style:font-name="은 돋움" officeooo:rsid="003b7582" officeooo:paragraph-rsid="003b7582" style:font-name-asian="은 돋움"/>
    </style:style>
    <style:style style:name="P46" style:family="paragraph" style:parent-style-name="Standard">
      <style:text-properties style:font-name="은 돋움" officeooo:rsid="003d050f" officeooo:paragraph-rsid="003d050f" style:font-name-asian="은 돋움"/>
    </style:style>
    <style:style style:name="P47" style:family="paragraph" style:parent-style-name="Standard">
      <style:text-properties style:font-name="은 돋움" officeooo:rsid="003ec4d8" officeooo:paragraph-rsid="003ec4d8" style:font-name-asian="은 돋움"/>
    </style:style>
    <style:style style:name="P48" style:family="paragraph" style:parent-style-name="Standard">
      <style:text-properties style:font-name="은 돋움" officeooo:rsid="004182bb" officeooo:paragraph-rsid="004182bb" style:font-name-asian="은 돋움"/>
    </style:style>
    <style:style style:name="P49" style:family="paragraph" style:parent-style-name="Standard">
      <style:text-properties style:font-name="은 돋움" officeooo:rsid="0043746d" officeooo:paragraph-rsid="0043746d" style:font-name-asian="은 돋움"/>
    </style:style>
    <style:style style:name="P50" style:family="paragraph" style:parent-style-name="Standard">
      <style:text-properties style:font-name="은 돋움" officeooo:rsid="00464849" officeooo:paragraph-rsid="00464849" style:font-name-asian="은 돋움"/>
    </style:style>
    <style:style style:name="P51" style:family="paragraph" style:parent-style-name="Standard">
      <style:text-properties fo:color="#d4d4d4" style:font-name="Droid Sans Mono" fo:font-size="10.5pt" fo:font-weight="normal" officeooo:rsid="003d050f" officeooo:paragraph-rsid="003d050f" fo:background-color="#1e1e1e" style:font-name-asian="은 돋움"/>
    </style:style>
    <style:style style:name="P52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은 돋움" officeooo:rsid="000a7c75" officeooo:paragraph-rsid="001fe95f" style:font-name-asian="은 돋움"/>
    </style:style>
    <style:style style:name="P53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은 돋움" officeooo:rsid="000fe171" officeooo:paragraph-rsid="001fe95f" style:font-name-asian="은 돋움"/>
    </style:style>
    <style:style style:name="P54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은 돋움" officeooo:rsid="00149362" officeooo:paragraph-rsid="001fe95f" style:font-name-asian="은 돋움"/>
    </style:style>
    <style:style style:name="P55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은 돋움" officeooo:rsid="001d1dea" officeooo:paragraph-rsid="001fe95f" style:font-name-asian="은 돋움"/>
    </style:style>
    <style:style style:name="P56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은 돋움" officeooo:rsid="002452de" officeooo:paragraph-rsid="001fe95f" style:font-name-asian="은 돋움"/>
    </style:style>
    <style:style style:name="P57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은 돋움" officeooo:rsid="0026de5a" officeooo:paragraph-rsid="001fe95f" style:font-name-asian="은 돋움"/>
    </style:style>
    <style:style style:name="P58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은 돋움" officeooo:rsid="002fdbd6" officeooo:paragraph-rsid="0028a946" style:font-name-asian="은 돋움"/>
    </style:style>
    <style:style style:name="P59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은 돋움" officeooo:rsid="00373547" officeooo:paragraph-rsid="003506ba" style:font-name-asian="은 돋움"/>
    </style:style>
    <style:style style:name="P60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은 돋움" officeooo:rsid="0043746d" officeooo:paragraph-rsid="003ec4d8" style:font-name-asian="은 돋움"/>
    </style:style>
    <style:style style:name="P6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0a7c75" officeooo:paragraph-rsid="001fe95f" style:font-name-asian="은 돋움"/>
    </style:style>
    <style:style style:name="P6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0c6df6" officeooo:paragraph-rsid="001fe95f" style:font-name-asian="은 돋움"/>
    </style:style>
    <style:style style:name="P6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1600a9" officeooo:paragraph-rsid="001fe95f" style:font-name-asian="은 돋움"/>
    </style:style>
    <style:style style:name="P6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16dae9" officeooo:paragraph-rsid="001fe95f" style:font-name-asian="은 돋움"/>
    </style:style>
    <style:style style:name="P6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188750" officeooo:paragraph-rsid="001fe95f" style:font-name-asian="은 돋움"/>
    </style:style>
    <style:style style:name="P6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19c930" officeooo:paragraph-rsid="001fe95f" style:font-name-asian="은 돋움"/>
    </style:style>
    <style:style style:name="P6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222d67" officeooo:paragraph-rsid="001fe95f" style:font-name-asian="은 돋움"/>
    </style:style>
    <style:style style:name="P6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2096e4" officeooo:paragraph-rsid="001fe95f" style:font-name-asian="은 돋움"/>
    </style:style>
    <style:style style:name="P6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2452de" officeooo:paragraph-rsid="001fe95f" style:font-name-asian="은 돋움"/>
    </style:style>
    <style:style style:name="P7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1fe95f" officeooo:paragraph-rsid="001fe95f" style:font-name-asian="은 돋움"/>
    </style:style>
    <style:style style:name="P7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28a946" officeooo:paragraph-rsid="0028a946" style:font-name-asian="은 돋움"/>
    </style:style>
    <style:style style:name="P7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2cd503" officeooo:paragraph-rsid="002cd503" style:font-name-asian="은 돋움"/>
    </style:style>
    <style:style style:name="P7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은 돋움" officeooo:rsid="003a6063" officeooo:paragraph-rsid="003a6063" style:font-name-asian="은 돋움"/>
    </style:style>
    <style:style style:name="P74" style:family="paragraph" style:parent-style-name="Standard">
      <style:text-properties style:font-name="은 돋움" officeooo:rsid="000a7c75" officeooo:paragraph-rsid="001fe95f" style:font-name-asian="은 돋움"/>
    </style:style>
    <style:style style:name="P75" style:family="paragraph" style:parent-style-name="Standard">
      <style:text-properties style:font-name="은 돋움" officeooo:rsid="00464849" officeooo:paragraph-rsid="00464849" style:font-name-asian="은 돋움"/>
    </style:style>
    <style:style style:name="P76" style:family="paragraph" style:parent-style-name="Standard">
      <style:text-properties style:font-name="은 돋움" officeooo:rsid="004c4eb3" officeooo:paragraph-rsid="004c4eb3" style:font-name-asian="은 돋움"/>
    </style:style>
    <style:style style:name="T1" style:family="text">
      <style:text-properties officeooo:rsid="0012e2e4"/>
    </style:style>
    <style:style style:name="T2" style:family="text">
      <style:text-properties officeooo:rsid="00241f0a"/>
    </style:style>
    <style:style style:name="T3" style:family="text">
      <style:text-properties officeooo:rsid="0027f7a5"/>
    </style:style>
    <style:style style:name="T4" style:family="text">
      <style:text-properties officeooo:rsid="002b8459"/>
    </style:style>
    <style:style style:name="T5" style:family="text">
      <style:text-properties officeooo:rsid="001fe95f"/>
    </style:style>
    <style:style style:name="T6" style:family="text">
      <style:text-properties officeooo:rsid="00214ade"/>
    </style:style>
    <style:style style:name="T7" style:family="text">
      <style:text-properties officeooo:rsid="0024e51c"/>
    </style:style>
    <style:style style:name="T8" style:family="text">
      <style:text-properties officeooo:rsid="00264fff"/>
    </style:style>
    <style:style style:name="T9" style:family="text">
      <style:text-properties officeooo:rsid="0026de5a"/>
    </style:style>
    <style:style style:name="T10" style:family="text">
      <style:text-properties officeooo:rsid="002bae01"/>
    </style:style>
    <style:style style:name="T11" style:family="text">
      <style:text-properties officeooo:rsid="002ef0c2"/>
    </style:style>
    <style:style style:name="T12" style:family="text">
      <style:text-properties fo:color="#569cd6"/>
    </style:style>
    <style:style style:name="T13" style:family="text">
      <style:text-properties fo:color="#569cd6" style:font-name="Droid Sans Mono" fo:font-size="10.5pt" fo:font-weight="normal" fo:background-color="#1e1e1e" loext:char-shading-value="0"/>
    </style:style>
    <style:style style:name="T14" style:family="text">
      <style:text-properties fo:color="#dcdcaa"/>
    </style:style>
    <style:style style:name="T15" style:family="text">
      <style:text-properties fo:color="#dcdcaa" style:font-name="Droid Sans Mono" fo:font-size="10.5pt" fo:font-weight="normal" fo:background-color="#1e1e1e" loext:char-shading-value="0"/>
    </style:style>
    <style:style style:name="T16" style:family="text">
      <style:text-properties fo:color="#c586c0" style:font-name="Droid Sans Mono" fo:font-size="10.5pt" fo:font-weight="normal" fo:background-color="#1e1e1e" loext:char-shading-value="0"/>
    </style:style>
    <style:style style:name="T17" style:family="text">
      <style:text-properties fo:color="#608b4e" style:font-name="Droid Sans Mono" fo:font-size="10.5pt" fo:font-weight="normal" fo:background-color="#1e1e1e" loext:char-shading-value="0"/>
    </style:style>
    <style:style style:name="T18" style:family="text">
      <style:text-properties fo:color="#608b4e" fo:background-color="#1e1e1e" loext:char-shading-value="0" style:font-name-asian="Droid Sans Mono" style:font-size-asian="10.5pt" style:font-weight-asian="normal"/>
    </style:style>
    <style:style style:name="T19" style:family="text">
      <style:text-properties officeooo:rsid="003ff9e8"/>
    </style:style>
    <style:style style:name="T20" style:family="text">
      <style:text-properties officeooo:rsid="00495a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8(수)</text:p>
      <text:p text:style-name="P1"/>
      <text:p text:style-name="P1">상속 : 객체를 상속받음. A is B, A는 B 역할을 할 수 있다. // A는 B의 자식.</text:p>
      <text:p text:style-name="P1"/>
      <text:p text:style-name="P1">복사생성자 문제 // pdf 8 다형성참고</text:p>
      <text:p text:style-name="P1"/>
      <text:p text:style-name="P1">Character(const Character&amp; src); //복사 생성자;</text:p>
      <text:p text:style-name="P1">vector의 capacity가 부족해지면 원소들을 복사하면서 계속 자리를 할당하기때문.</text:p>
      <text:p text:style-name="P1">characters.reserve(10) //미리 자리를 할당해줘서 복사가 일어나지 않게 한다.</text:p>
      <text:p text:style-name="P1"/>
      <text:p text:style-name="P1">virtual = 오버라이딩하기위해 사용 (부모에사용)</text:p>
      <text:p text:style-name="P1">포인터만이 다형성을 가질 수 있음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2"/>
      <text:p text:style-name="P2"/>
      <text:p text:style-name="P1">5.2(수)</text:p>
      <text:p text:style-name="P1"/>
      <text:p text:style-name="P3">char형을 (void*)형으로 변환하는 이유</text:p>
      <text:p text:style-name="P3"/>
      <text:p text:style-name="P3">캐릭터의 포인터형은 주소형이 아닌 문자열로 인식</text:p>
      <text:p text:style-name="P3"/>
      <text:p text:style-name="P2">&lt;&lt; 이 오버로딩되어있음.</text:p>
      <text:p text:style-name="P2"/>
      <text:p text:style-name="P2">그래서 변환해줘야 주소를 출력함.</text:p>
      <text:p text:style-name="P2"/>
      <text:p text:style-name="P61"><text:soft-page-break/></text:p>
      <text:p text:style-name="P2">const와 #define의 차이</text:p>
      <text:p text:style-name="P2"/>
      <text:p text:style-name="P2">const int ciTest = 3; //메모리존재, 변수존재</text:p>
      <text:p text:style-name="P2">#define DEF_TEST 3; //메모리x, 변수 x </text:p>
      <text:p text:style-name="P2"/>
      <text:p text:style-name="P2">void TestDef()</text:p>
      <text:p text:style-name="P2">{<text:line-break/><text:tab/>std::cout &lt;&lt; ciTest;</text:p>
      <text:p text:style-name="P2"><text:tab/>std::cout &lt;&lt; DEF_TEST; //컴파일할때 치환함.</text:p>
      <text:p text:style-name="P2">}</text:p>
      <text:p text:style-name="P2"/>
      <text:p text:style-name="P2">int Max(int a, int b)</text:p>
      <text:p text:style-name="P2">{</text:p>
      <text:p text:style-name="P2"><text:tab/>return a &gt; b ? a : b;</text:p>
      <text:p text:style-name="P2">}</text:p>
      <text:p text:style-name="P4">&gt;&gt;&gt;&gt; 작고 굉장히 많이 사용되는 함수는 inline으로 만들어야한다. (호출시간이 더 많이 걸림)</text:p>
      <text:p text:style-name="P4"/>
      <text:p text:style-name="P4"/>
      <text:p text:style-name="P4">#define MAX(a, b) (a&gt;b ? a : b) //매크로 함수 인라인과 똑같이 치환됨.</text:p>
      <text:p text:style-name="P4"/>
      <text:p text:style-name="P4">#define SWICH(x) <text:s/>\</text:p>
      <text:p text:style-name="P4"><text:tab/>switch (x) \</text:p>
      <text:p text:style-name="P4"><text:tab/>{ \</text:p>
      <text:p text:style-name="P4"><text:tab/>default: \</text:p>
      <text:p text:style-name="P4"><text:tab/><text:tab/>break; \</text:p>
      <text:p text:style-name="P4"><text:tab/>}\</text:p>
      <text:p text:style-name="P4"/>
      <text:p text:style-name="P4">// 역슬래쉬는 한줄로 취급하게 만든다.</text:p>
      <text:p text:style-name="P62"/>
      <text:p text:style-name="P4"/>
      <text:p text:style-name="P5"/>
      <text:p text:style-name="P5">#pragma once //딱 한번만 include 하라.(ms전용 리눅스x)</text:p>
      <text:p text:style-name="P5"/>
      <text:p text:style-name="P5">수동으로 하기 위해서 define</text:p>
      <text:p text:style-name="P5">#define CHARACTER_H // <text:s/>디파인 되어있는지 확인하는 용도 </text:p>
      <text:p text:style-name="P5"/>
      <text:p text:style-name="P5">#ifdef CHARACTER_H // 디파인 되있으면 실행</text:p>
      <text:p text:style-name="P5"/>
      <text:p text:style-name="P5">. .. <text:s text:c="9"/>//이 사이 코드는 define 되어 있어야 실행 </text:p>
      <text:p text:style-name="P5"/>
      <text:p text:style-name="P5"/>
      <text:p text:style-name="P5">#endif</text:p>
      <text:p text:style-name="P5"/>
      <text:p text:style-name="P5">#ifndef</text:p>
      <text:p text:style-name="P5"/>
      <text:p text:style-name="P5"/>
      <text:p text:style-name="P5"/>
      <text:p text:style-name="P5"/>
      <text:p text:style-name="P5"><text:soft-page-break/>안드로이드용, 윈도우용 다르게 코드를 짜야할 때</text:p>
      <text:p text:style-name="P5"/>
      <text:p text:style-name="P6">#ifdef DIRECT_X</text:p>
      <text:p text:style-name="P6"><text:tab/>y -= jumpHeight;</text:p>
      <text:p text:style-name="P6">#elif ANDROID</text:p>
      <text:p text:style-name="P6"><text:tab/>y += jumpHeight;</text:p>
      <text:p text:style-name="P6">#endif</text:p>
      <text:p text:style-name="P53"/>
      <text:p text:style-name="P7"/>
      <text:p text:style-name="P7">캐스팅</text:p>
      <text:p text:style-name="P7"/>
      <text:p text:style-name="P8">vector&lt;Character*&gt;</text:p>
      <text:p text:style-name="P8"/>
      <text:p text:style-name="P8">배열에 엘프를 넣어도 엘프 함수 사용 불가x </text:p>
      <text:p text:style-name="P8"/>
      <text:p text:style-name="P8">Elf* pElf = (Elf*)characters[0]; //업캐스팅</text:p>
      <text:p text:style-name="P8"/>
      <text:p text:style-name="P8">pElf→Fly(); // 가능</text:p>
      <text:p text:style-name="P8"/>
      <text:p text:style-name="P8"/>
      <text:p text:style-name="P8">왜 소멸자에 <text:span text:style-name="T1">virtual을 사용하는가,,,,&gt;&gt;&gt;???</text:span></text:p>
      <text:p text:style-name="P8"/>
      <text:p text:style-name="P9">vtable에 가서 오버라이딩돼잇으면 자식거 호출,아니면 부모거 호출</text:p>
      <text:p text:style-name="P9"/>
      <text:p text:style-name="P9"/>
      <text:p text:style-name="P54"/>
      <text:p text:style-name="P9"/>
      <text:p text:style-name="P9">5.9(수)</text:p>
      <text:p text:style-name="P9"/>
      <text:p text:style-name="P9"/>
      <text:p text:style-name="P10">friend함수</text:p>
      <text:p text:style-name="P10"/>
      <text:p text:style-name="P10">friend void sub(Company&amp; c);</text:p>
      <text:p text:style-name="P10"/>
      <text:p text:style-name="P10">Company의 전용 부분에 접근할 수 있다.</text:p>
      <text:p text:style-name="P10"/>
      <text:p text:style-name="P10">void sub(Company&amp; c)</text:p>
      <text:p text:style-name="P10">{</text:p>
      <text:p text:style-name="P10">cout &lt;&lt; c.profit &lt;&lt; endl; // profit은 private</text:p>
      <text:p text:style-name="P10">}</text:p>
      <text:p text:style-name="P63"/>
      <text:p text:style-name="P10"/>
      <text:p text:style-name="P10">연산자 오버로딩</text:p>
      <text:p text:style-name="P10"/>
      <text:p text:style-name="P10">벡터</text:p>
      <text:p text:style-name="P10">Vector v1, v2, v3;</text:p>
      <text:p text:style-name="P10">v3 = v1 + v2;</text:p>
      <text:p text:style-name="P10"/>
      <text:p text:style-name="P10">Vector operator+(const Vector&amp;, const Vector&amp;);</text:p>
      <text:p text:style-name="P10"><text:soft-page-break/></text:p>
      <text:p text:style-name="P10">비멤버 함수로 구현</text:p>
      <text:p text:style-name="P10"/>
      <text:p text:style-name="P10">컴파일러가 연산자를 함수로 변경하여 호출.</text:p>
      <text:p text:style-name="P10"/>
      <text:p text:style-name="P11">class Vector</text:p>
      <text:p text:style-name="P11">{</text:p>
      <text:p text:style-name="P11">…</text:p>
      <text:p text:style-name="P11">public:</text:p>
      <text:p text:style-name="P11"><text:tab/>friend Vector operator+(const Vector&amp; v1, const Vector&amp; v2);</text:p>
      <text:p text:style-name="P11">…</text:p>
      <text:p text:style-name="P11">}</text:p>
      <text:p text:style-name="P11"/>
      <text:p text:style-name="P11">Vector operator+(const Vector&amp; v1, const Vector&amp; v2)</text:p>
      <text:p text:style-name="P11">{</text:p>
      <text:p text:style-name="P11"><text:tab/>Vector v(0.0, 0.0);</text:p>
      <text:p text:style-name="P11"><text:tab/>v.x = v1.x + v2.x;</text:p>
      <text:p text:style-name="P11"><text:tab/>v.y = v1.y + v2.y;</text:p>
      <text:p text:style-name="P11"><text:tab/>return v;</text:p>
      <text:p text:style-name="P11">}</text:p>
      <text:p text:style-name="P64"/>
      <text:p text:style-name="P11"/>
      <text:p text:style-name="P11">멤버함수로 구현</text:p>
      <text:p text:style-name="P11"/>
      <text:p text:style-name="P11">class Vector</text:p>
      <text:p text:style-name="P11">{</text:p>
      <text:p text:style-name="P11">…</text:p>
      <text:p text:style-name="P11">public:</text:p>
      <text:p text:style-name="P11"><text:tab/></text:p>
      <text:p text:style-name="P11">Vector operator+(Vector&amp; v2)</text:p>
      <text:p text:style-name="P11">{</text:p>
      <text:p text:style-name="P11"><text:tab/>Vector v(0.0, 0.0);</text:p>
      <text:p text:style-name="P11"><text:tab/>v.x = this-&gt;x + v2.x;</text:p>
      <text:p text:style-name="P11"><text:tab/>v.y = this-&gt;y + v2.y;</text:p>
      <text:p text:style-name="P11"><text:tab/>return v;</text:p>
      <text:p text:style-name="P11">}</text:p>
      <text:p text:style-name="P11"/>
      <text:p text:style-name="P11">}</text:p>
      <text:p text:style-name="P11"/>
      <text:p text:style-name="P12">+ 오버로딩을하면 반드시 -오버로딩을 해야한다.</text:p>
      <text:p text:style-name="P65"/>
      <text:p text:style-name="P12"/>
      <text:p text:style-name="P12">= 연산자 ( 삽입 연산자 ) </text:p>
      <text:p text:style-name="P12"/>
      <text:p text:style-name="P12"><text:tab/>Vector&amp; operator=(const Vector&amp; v2)</text:p>
      <text:p text:style-name="P12"><text:tab/>{</text:p>
      <text:p text:style-name="P12"><text:tab/><text:tab/>this→x = v2.x;</text:p>
      <text:p text:style-name="P12"><text:tab/><text:tab/>this→y = v2.y;</text:p>
      <text:p text:style-name="P12"><text:tab/><text:tab/>return *this; // 반드시 현재 객체의 레퍼런스를 반</text:p>
      <text:p text:style-name="P12"><text:tab/>}</text:p>
      <text:p text:style-name="P12"><text:soft-page-break/></text:p>
      <text:p text:style-name="P13">Vector a(1.0f, 2.0f);</text:p>
      <text:p text:style-name="P13">sprintf(a.szText, “test”);</text:p>
      <text:p text:style-name="P13">Vector b = a; //b.szText = test</text:p>
      <text:p text:style-name="P13"/>
      <text:p text:style-name="P13">sprintf(a.szText, “Test2”);//b.szText = Test2</text:p>
      <text:p text:style-name="P13"/>
      <text:p text:style-name="P13">주소를 복사함.</text:p>
      <text:p text:style-name="P13"/>
      <text:p text:style-name="P13">Int x[3] = { 1, 2, 3 };</text:p>
      <text:p text:style-name="P13">int b[3];</text:p>
      <text:p text:style-name="P13">b = x; //배열은 복사가 안됨. x의 주소를 b에 넣는 것일뿐. 원래 주소는 사라짐 (new 라면 메모리 릭)</text:p>
      <text:p text:style-name="P13"/>
      <text:p text:style-name="P13">for(int I =0; i&lt;3; ++i)</text:p>
      <text:p text:style-name="P13">{<text:line-break/><text:tab/>b[i] = a[i];</text:p>
      <text:p text:style-name="P13">} //deep copy 필요</text:p>
      <text:p text:style-name="P66"/>
      <text:p text:style-name="P13"/>
      <text:p text:style-name="P13"/>
      <text:p text:style-name="P13">변환 생성자</text:p>
      <text:p text:style-name="P13"/>
      <text:p text:style-name="P14">Book b1 = 974324;</text:p>
      <text:p text:style-name="P14"/>
      <text:p text:style-name="P14">&gt;&gt; b1.isbn = 974324</text:p>
      <text:p text:style-name="P13"/>
      <text:p text:style-name="P15">변환 연산자</text:p>
      <text:p text:style-name="P15"/>
      <text:p text:style-name="P15"/>
      <text:p text:style-name="P5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5.14(월)</text:p>
      <text:p text:style-name="P15"/>
      <text:p text:style-name="P17">템플릿(template): 물건을 만들 때 사용되는 틀이나 모형을 의미</text:p>
      <text:p text:style-name="P17">함수 템플릿(function template): 함수를 찍어내기 위한 형틀</text:p>
      <text:p text:style-name="P17"/>
      <text:p text:style-name="P18">int get_max(int x, int y)</text:p>
      <text:p text:style-name="P18">{</text:p>
      <text:p text:style-name="P18"><text:tab/>if( x &gt; y ) return x;</text:p>
      <text:p text:style-name="P18"><text:tab/>else return y;</text:p>
      <text:p text:style-name="P18">}</text:p>
      <text:p text:style-name="P18"/>
      <text:p text:style-name="P18">float get_max(float x, float y)</text:p>
      <text:p text:style-name="P18">{</text:p>
      <text:p text:style-name="P18"><text:tab/>if( x &gt; y ) return x;</text:p>
      <text:p text:style-name="P18"><text:tab/>else return y;</text:p>
      <text:p text:style-name="P18">}</text:p>
      <text:p text:style-name="P17"/>
      <text:p text:style-name="P18">일반화 프로그래밍(generic programming): 일반적인 코드를 작성하</text:p>
      <text:p text:style-name="P18">고 이 코드를 정수나 문자열과 같은 다양한 타입의 객체에 대하여 재</text:p>
      <text:p text:style-name="P18">사용하는 프로그래밍 기법</text:p>
      <text:p text:style-name="P18"/>
      <text:p text:style-name="P18">template&lt;typename T&gt;</text:p>
      <text:p text:style-name="P18">T get_max(T x, T y)</text:p>
      <text:p text:style-name="P18">{</text:p>
      <text:p text:style-name="P18"><text:tab/>if( x &gt; y ) return x;</text:p>
      <text:p text:style-name="P18"><text:tab/>else return y;</text:p>
      <text:p text:style-name="P18">}</text:p>
      <text:p text:style-name="P18"/>
      <text:p text:style-name="P19">int a = get_max(1,2) // 3</text:p>
      <text:p text:style-name="P19">float b = get_max(1.2 , 3.5) // 4.7</text:p>
      <text:p text:style-name="P19"/>
      <text:p text:style-name="P19">주의 할 점 : </text:p>
      <text:p text:style-name="P19">template는 cpp에 선언할 수 없다. 무조건 h파일에만 존재</text:p>
      <text:p text:style-name="P19">컴파일할 때 함수가 만들어짐.필요한 만큼만 만들어짐. 그래서 코드를 생성하는 코드</text:p>
      <text:p text:style-name="P19"/>
      <text:p text:style-name="P19"/>
      <text:p text:style-name="P20">template&lt;typename T&gt;</text:p>
      <text:p text:style-name="P20">T* Alloc(int size)</text:p>
      <text:p text:style-name="P20">{</text:p>
      <text:p text:style-name="P20"><text:tab/>T* p = new T[size]</text:p>
      <text:p text:style-name="P20"><text:tab/>return p;</text:p>
      <text:p text:style-name="P20">}<text:line-break/></text:p>
      <text:p text:style-name="P20">void Test()</text:p>
      <text:p text:style-name="P20"/>
      <text:p text:style-name="P20">{</text:p>
      <text:p text:style-name="P20"><text:tab/>char* pNewChar = Alloc(10) // error 리턴 값 T가 뭐가 될지 모름..</text:p>
      <text:p text:style-name="P20"><text:tab/><text:tab/> <text:s text:c="12"/>// Alloc&lt;char&gt;(10) // 직접 타입을 넣어서 사용<text:line-break/>}</text:p>
      <text:p text:style-name="P67"/>
      <text:p text:style-name="P19"><text:soft-page-break/></text:p>
      <text:p text:style-name="P21">클래스 템플릿</text:p>
      <text:p text:style-name="P20"/>
      <text:p text:style-name="P21">template&lt;typename T&gt;</text:p>
      <text:p text:style-name="P20">class CTemplate2</text:p>
      <text:p text:style-name="P20">{</text:p>
      <text:p text:style-name="P20">protected:</text:p>
      <text:p text:style-name="P20"><text:tab/><text:span text:style-name="T2">T</text:span>* m_arr;</text:p>
      <text:p text:style-name="P20">public:</text:p>
      <text:p text:style-name="P20"><text:tab/>CTemplate2(int size)</text:p>
      <text:p text:style-name="P20"><text:tab/>{</text:p>
      <text:p text:style-name="P20"><text:tab/><text:tab/>m_arr = new char[sizes];</text:p>
      <text:p text:style-name="P20"><text:tab/>}</text:p>
      <text:p text:style-name="P20"><text:tab/><text:span text:style-name="T2">~CTemplat2()</text:span></text:p>
      <text:p text:style-name="P20"><text:tab/><text:span text:style-name="T2">{</text:span></text:p>
      <text:p text:style-name="P20"><text:tab/><text:tab/><text:span text:style-name="T2">delete[] m_arr;</text:span></text:p>
      <text:p text:style-name="P21"><text:tab/>}</text:p>
      <text:p text:style-name="P20">};</text:p>
      <text:p text:style-name="P20"/>
      <text:p text:style-name="P21">템플릿 클래스 사용</text:p>
      <text:p text:style-name="P21"/>
      <text:p text:style-name="P21">int main()</text:p>
      <text:p text:style-name="P21">{</text:p>
      <text:p text:style-name="P21"><text:tab/>CTemplate2&lt;int&gt; temp(10);</text:p>
      <text:p text:style-name="P21"><text:tab/>CTemplate2&lt;char&gt; temp(10); // 이름이 같은 class가 두 개 생성됨 </text:p>
      <text:p text:style-name="P21">}</text:p>
      <text:p text:style-name="P19"/>
      <text:p text:style-name="P68"/>
      <text:p text:style-name="P18"/>
      <text:p text:style-name="P18">두개의 타입 매개 변수</text:p>
      <text:p text:style-name="P22">template&lt;typename T1, typename T2&gt;</text:p>
      <text:p text:style-name="P22">void copy(T1 a1[], T2 a2[], int n)</text:p>
      <text:p text:style-name="P22">{</text:p>
      <text:p text:style-name="P22"><text:tab/>for(int i= 0; I &lt; n; ++i)</text:p>
      <text:p text:style-name="P22"><text:tab/><text:tab/>a1[i] = a2[i];</text:p>
      <text:p text:style-name="P69">}</text:p>
      <text:p text:style-name="P5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STL 컨테이너</text:p>
      <text:p text:style-name="P23">STL(Standard Template Library) : 데이터를 쉽게 저장할 수 있는 표준 라이브러리</text:p>
      <text:p text:style-name="P23">컨테이너 : 자료를 저장하는구조(벡터, 리스트, 맵, 집합 ,큐, 스택)</text:p>
      <text:p text:style-name="P23"/>
      <text:p text:style-name="P23"/>
      <text:p text:style-name="P23">벡터 == 동적 배열</text:p>
      <text:p text:style-name="P23"/>
      <text:p text:style-name="P24"><text:span text:style-name="T3">#</text:span>include&lt;vector&gt;</text:p>
      <text:p text:style-name="P24"/>
      <text:p text:style-name="P24">vector&lt;int&gt; vecInt;</text:p>
      <text:p text:style-name="P24">vecInt[0] = 3;// error 공간할당이 안되었기 때문에</text:p>
      <text:p text:style-name="P24"/>
      <text:p text:style-name="P24"/>
      <text:p text:style-name="P24">vector&lt;int&gt;&amp; vecInt2= vecInt;</text:p>
      <text:p text:style-name="P24">vector&lt;int&gt;* vecInt3 = &amp;vecInt;</text:p>
      <text:p text:style-name="P24"/>
      <text:p text:style-name="P24"/>
      <text:p text:style-name="P25">리스트</text:p>
      <text:p text:style-name="P25"/>
      <text:p text:style-name="P25">배열 : 랜덤access가 가능</text:p>
      <text:p text:style-name="P25">리스트 : 추가,삭제가 자유로움</text:p>
      <text:p text:style-name="P25"/>
      <text:p text:style-name="P25">#include&lt;list&gt;</text:p>
      <text:p text:style-name="P25"/>
      <text:p text:style-name="P25">list&lt;int&gt; listInt;</text:p>
      <text:p text:style-name="P25"/>
      <text:p text:style-name="P25">listInt.push_back(1); </text:p>
      <text:p text:style-name="P25">listInt.push_back(2);</text:p>
      <text:p text:style-name="P25">listInt.push_back(3);</text:p>
      <text:p text:style-name="P25"/>
      <text:p text:style-name="P26">for(list&lt;int&gt;::iterator It = listInt.begin(); it != listInt.end(); ++it)</text:p>
      <text:p text:style-name="P26">{</text:p>
      <text:p text:style-name="P26"><text:tab/>cout &lt;&lt; *it &lt;&lt; “ “;</text:p>
      <text:p text:style-name="P26">}</text:p>
      <text:p text:style-name="P26"/>
      <text:p text:style-name="P26"/>
      <text:p text:style-name="P26">삽입,,,,,.,.,.,.</text:p>
      <text:p text:style-name="P26">insert(before,after)</text:p>
      <text:p text:style-name="P26"/>
      <text:p text:style-name="P26">for(list&lt;int&gt;::iterator It = listInt.begin(); it != listInt.end(); ++it)</text:p>
      <text:p text:style-name="P26">{</text:p>
      <text:p text:style-name="P26"><text:tab/>if(*it == 2)</text:p>
      <text:p text:style-name="P26"><text:tab/>{</text:p>
      <text:p text:style-name="P26"><text:tab/><text:tab/>it = listInt.insert(it, 10); //2의 앞에 들어감 (1,10,2,3)</text:p>
      <text:p text:style-name="P26"><text:tab/><text:tab/>//<text:span text:style-name="T4">it = ,을해줘서 literator를 다시 받아줘야함. 유효한 iterator를 반환함</text:span></text:p>
      <text:p text:style-name="P26"><text:tab/>}</text:p>
      <text:p text:style-name="P26">}</text:p>
      <text:p text:style-name="P26"/>
      <text:p text:style-name="P26"/>
      <text:p text:style-name="P27"/>
      <text:p text:style-name="P28"><text:soft-page-break/>긴걸 줄이는 방법 </text:p>
      <text:p text:style-name="P28">#define INT_LIST std::list&lt;int&gt;</text:p>
      <text:p text:style-name="P28">#define INT_LIST_IT std::list&lt;int&gt;::iterator</text:p>
      <text:p text:style-name="P28"/>
      <text:p text:style-name="P28">INT_LIST_IT it = arrList.begin();</text:p>
      <text:p text:style-name="P28">INT_LIST_IT end = arrList.end();</text:p>
      <text:p text:style-name="P28">for(; it != end; +=it) // arrList.end() 로 바로 가져오면 백만번돌걸 백만*백만을 돌게됨.</text:p>
      <text:p text:style-name="P28">{</text:p>
      <text:p text:style-name="P28"/>
      <text:p text:style-name="P28">} </text:p>
      <text:p text:style-name="P28"/>
      <text:p text:style-name="P28">복사가 일어나지 않게 하기위해서 참조를사용</text:p>
      <text:p text:style-name="P28">하지만 사용자가 참조를 사용하지 않을수도잇기에 포인터를 이용하여 반환하면</text:p>
      <text:p text:style-name="P28">사용자도 포인터를 사용해야한다.(상대방이 병신이라고생각)</text:p>
      <text:p text:style-name="P28"/>
      <text:p text:style-name="P28"/>
      <text:p text:style-name="P28">for( auto num : listInt)</text:p>
      <text:p text:style-name="P28">{</text:p>
      <text:p text:style-name="P28"><text:tab/>std::cout &lt;&lt; num;</text:p>
      <text:p text:style-name="P28">}</text:p>
      <text:p text:style-name="P28">장점 : 이터레이터가 필요없다. 단점 : 이터레이터를 사용할 수 없다.</text:p>
      <text:p text:style-name="P70"/>
      <text:p text:style-name="P28"/>
      <text:p text:style-name="P30"><text:span text:style-name="T9">a</text:span>uto it_end = listInt.end();</text:p>
      <text:p text:style-name="P26">for(<text:span text:style-name="T5">auto </text:span>It = listInt.begin(); it != <text:span text:style-name="T8">it_end</text:span>)</text:p>
      <text:p text:style-name="P26">{</text:p>
      <text:p text:style-name="P26"><text:tab/>if(*it == 2)</text:p>
      <text:p text:style-name="P26"><text:tab/>{</text:p>
      <text:p text:style-name="P26"><text:tab/><text:tab/>it = listInt.<text:span text:style-name="T6">erase(it);</text:span></text:p>
      <text:p text:style-name="P26"><text:tab/><text:tab/>//<text:span text:style-name="T4">it = ,을해줘서 literator를 다시 받아줘야함. 유효한 iterator를 반환함</text:span></text:p>
      <text:p text:style-name="P26"><text:tab/>}</text:p>
      <text:p text:style-name="P28"><text:tab/>else</text:p>
      <text:p text:style-name="P29"><text:tab/>{</text:p>
      <text:p text:style-name="P28"><text:tab/><text:tab/>++it;</text:p>
      <text:p text:style-name="P28"><text:tab/><text:span text:style-name="T7">}</text:span></text:p>
      <text:p text:style-name="P26">}</text:p>
      <text:p text:style-name="P57"/>
      <text:p text:style-name="P31"/>
      <text:p text:style-name="P31">집합</text:p>
      <text:p text:style-name="P31"/>
      <text:p text:style-name="P31">std::set&lt;int&gt; setInt;</text:p>
      <text:p text:style-name="P31">setInt.insert(1);</text:p>
      <text:p text:style-name="P31">setInt.insert(2);</text:p>
      <text:p text:style-name="P31">setInt.insert(3);</text:p>
      <text:p text:style-name="P31">setInt.insert(1);</text:p>
      <text:p text:style-name="P31">setInt.insert(3);</text:p>
      <text:p text:style-name="P31"/>
      <text:p text:style-name="P32">&gt;&gt; 사이즈 3 (중복값은 제외)</text:p>
      <text:p text:style-name="P71"/>
      <text:p text:style-name="P32"/>
      <text:p text:style-name="P32"><text:soft-page-break/>맵 : 사전과 같은 자료구조</text:p>
      <text:p text:style-name="P32"/>
      <text:p text:style-name="P32">map&lt;string, string&gt; dic;</text:p>
      <text:p text:style-name="P32">dic[“boy”]=”소년”;</text:p>
      <text:p text:style-name="P32">dic{“school”]=”학교”;</text:p>
      <text:p text:style-name="P32"/>
      <text:p text:style-name="P32">검색은 빠른데 삽입 삭제가 느리다. <text:span text:style-name="T10">(</text:span>맵의 재구축<text:span text:style-name="T10">)</text:span></text:p>
      <text:p text:style-name="P32"/>
      <text:p text:style-name="P33">if ( dic[“abc”] )???</text:p>
      <text:p text:style-name="P33">어떤값을 넣어도 새로 만들어져서 리턴됨.</text:p>
      <text:p text:style-name="P33">그래서 있냐 없냐를 판단할때 find함수 사용</text:p>
      <text:p text:style-name="P33"/>
      <text:p text:style-name="P33"/>
      <text:p text:style-name="P33">int GetIDFreomMap(string name){</text:p>
      <text:p text:style-name="P33">if(dic.find(name) == dic.end())</text:p>
      <text:p text:style-name="P33"><text:tab/>return -999;</text:p>
      <text:p text:style-name="P33">return dic[name]</text:p>
      <text:p text:style-name="P33">}</text:p>
      <text:p text:style-name="P72"/>
      <text:p text:style-name="P33"/>
      <text:p text:style-name="P32"/>
      <text:p text:style-name="P34">map&lt;string, map&lt;string, int&gt;&gt; guminMap;</text:p>
      <text:p text:style-name="P34">guminMap[“성북구”][“박민근”] = 1; </text:p>
      <text:p text:style-name="P35">guminMap[“오정구”][“박민근”] = <text:span text:style-name="T11">2</text:span>;</text:p>
      <text:p text:style-name="P32"/>
      <text:p text:style-name="P58"/>
      <text:p text:style-name="P36"/>
      <text:p text:style-name="P36">5.21(월)</text:p>
      <text:p text:style-name="P36"/>
      <text:p text:style-name="P37">string::npos</text:p>
      <text:p text:style-name="P37"/>
      <text:p text:style-name="P37"/>
      <text:p text:style-name="P38">복사되는걸방지 : 포인터로 넣는걸 권장</text:p>
      <text:p text:style-name="P39"/>
      <text:p text:style-name="P39"/>
      <text:p text:style-name="P40">벡터 remove와 erase의 차이</text:p>
      <text:p text:style-name="P40"/>
      <text:p text:style-name="P41">remove는 카피가되서 앞으로 한칸씩 땡겨지고 사이즈는 그대로</text:p>
      <text:p text:style-name="P42">벡터의 복사를 방지하기 위해 존재</text:p>
      <text:p text:style-name="P41"/>
      <text:p text:style-name="P41">사과 배 키위 레몬 포도</text:p>
      <text:p text:style-name="P41">&gt;</text:p>
      <text:p text:style-name="P41">사과 배 키위 포도 포도</text:p>
      <text:p text:style-name="P41"/>
      <text:p text:style-name="P41">erase </text:p>
      <text:p text:style-name="P41">&gt;</text:p>
      <text:p text:style-name="P41">사과 배 키위 포도</text:p>
      <text:p text:style-name="P41"/>
      <text:p text:style-name="P41"/>
      <text:p text:style-name="P59"><text:soft-page-break/></text:p>
      <text:p text:style-name="P43">5.23(수)</text:p>
      <text:p text:style-name="P43"/>
      <text:p text:style-name="P44">123456을 저장하는 경우</text:p>
      <text:p text:style-name="P44">텍스트파일 <text:s/>= 6바이트</text:p>
      <text:p text:style-name="P44">이진파일 = 4바이트</text:p>
      <text:p text:style-name="P44"/>
      <text:p text:style-name="P44">이진파일 입출력</text:p>
      <text:p text:style-name="P44">ofstream os;</text:p>
      <text:p text:style-name="P44">os.open("test.dat", ofstream::binary);</text:p>
      <text:p text:style-name="P44">int x=5;</text:p>
      <text:p text:style-name="P44">os.write((char*)&amp;x, sizeof(int));</text:p>
      <text:p text:style-name="P73"/>
      <text:p text:style-name="P44"/>
      <text:p text:style-name="P44"/>
      <text:p text:style-name="P45">enum 값을 쓰는 data는 사실상 int형 (4byte)</text:p>
      <text:p text:style-name="P45">일반적으로 enum값의 0 값은 안쓰는걸로함</text:p>
      <text:p text:style-name="P45"/>
      <text:p text:style-name="P46">Player.h</text:p>
      <text:p text:style-name="P46"><text:span text:style-name="T16">#define</text:span><text:span text:style-name="T13"> </text:span><text:span text:style-name="T15">OUT</text:span><text:span text:style-name="T13"> </text:span><text:span text:style-name="T17">//</text:span><text:span text:style-name="T18">하는역할은 없이 명시용으로 쓰임</text:span></text:p>
      <text:p text:style-name="P51"><text:span text:style-name="T12">void</text:span> <text:span text:style-name="T14">GetAttackPos</text:span>(OUT <text:span text:style-name="T12">int</text:span>* x, OUT <text:span text:style-name="T12">int</text:span>* y);</text:p>
      <text:p text:style-name="P46"/>
      <text:p text:style-name="P45"/>
      <text:p text:style-name="P47">Ship.h</text:p>
      <text:p text:style-name="P47"/>
      <text:p text:style-name="P48">enum내용은 같은데 ship에 map이 잇는게 이상?/</text:p>
      <text:p text:style-name="P48"/>
      <text:p text:style-name="P47">1. 깔끔하게 enum ShipData만들기</text:p>
      <text:p text:style-name="P47">2. <text:span text:style-name="T19">M</text:span>apdata의 이름을 바꾸기</text:p>
      <text:p text:style-name="P60"/>
      <text:p text:style-name="P49"/>
      <text:p text:style-name="P49">5.28(월)</text:p>
      <text:p text:style-name="P49"/>
      <text:p text:style-name="P50">리스트,벡터,맵말고 따른거도 공부해라</text:p>
      <text:p text:style-name="P50"/>
      <text:p text:style-name="P50">클래스만들때,,마지막에 세미콜론,,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76"><text:soft-page-break/>형태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은 돋움" svg:font-family="'은 돋움'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3:26:36.516441545</meta:creation-date>
    <dc:date>2018-06-10T18:35:31.799598768</dc:date>
    <meta:editing-duration>P1DT3H8M6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2" meta:paragraph-count="303" meta:word-count="2084" meta:character-count="5747" meta:non-whitespace-character-count="4856"/>
  </office:meta>
</office:document-meta>
</file>